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roid Sans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roid Sans" fo:font-size="12pt" officeooo:paragraph-rsid="00044cd8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roid Sans" fo:font-size="12pt" officeooo:rsid="00084165" officeooo:paragraph-rsid="00084165" style:font-size-asian="12pt" style:font-size-complex="12pt"/>
    </style:style>
    <style:style style:name="P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Droid Sans" fo:font-size="12pt" style:font-size-asian="12pt" style:font-size-complex="12pt"/>
    </style:style>
    <style:style style:name="T1" style:family="text">
      <style:text-properties fo:color="#333333" style:text-underline-style="solid" style:text-underline-width="auto" style:text-underline-color="font-color"/>
    </style:style>
    <style:style style:name="T2" style:family="text">
      <style:text-properties officeooo:rsid="00044cd8"/>
    </style:style>
    <style:style style:name="T3" style:family="text">
      <style:text-properties officeooo:rsid="000897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<text:span text:style-name="T1">colours</text:span> of the IDE were changed from white, to contrast certain items such as the <text:span text:style-name="T1">Toolbar</text:span> and workspace.</text:p>
      <text:p text:style-name="P2">The <text:span text:style-name="T1">toolbar</text:span> itself went through some iteration, starting with just a undo <text:span text:style-name="T1">redo</text:span> button alongside the pop-out window toggle. This was changed to have more icons and much better <text:span text:style-name="T1">aesthetics</text:span>, highlighting the button you hover over in <text:span text:style-name="T2">blue</text:span>, then turning green when you click, giving a clear reaction to <text:span text:style-name="T2">the user that the button has been pressed</text:span>. There were also early issues of the <text:span text:style-name="T1">Toolbar</text:span> not being uniform, one button being larger than the others. This was fixed, all buttons sharing a universal size, and grouped into related actions amongst each other.</text:p>
      <text:p text:style-name="P2"/>
      <text:p text:style-name="P3">There was an extensive number of error fixing by the <text:span text:style-name="T2">main developer</text:span>, ranging from null pointer errors to the Add/remove history window failing to update, or removing the wrong String. <text:s/>Many of the bugs have been found and fixed, as well as patches to make the code more <text:span text:style-name="T1">effiecient</text:span> and faster.</text:p>
      <text:p text:style-name="P3"/>
      <text:p text:style-name="P3">Some of the Gestalt principles are followed by the buttons in the GUI. One principle being the proximity principle, where the buttons are in their respective groups of three, <text:span text:style-name="T2">giving the user a clear idea of how and why the buttons are grouped together</text:span>. Each group of three is does have some sort of relation with one another and would provide the user with faster identification of the button functions from the group.</text:p>
      <text:p text:style-name="P2"/>
      <text:p text:style-name="P2">The button icons went through many iterations, where different types of icons were used to get a clean look and feel for the buttons, and are meant to be easily recognizable for new users, <text:span text:style-name="T3">but they also have a modern look and feel, that follow the google material design guidelines, where the icons are supposed to be very simple so they don't clutter up the interface</text:span>. They are also black with a light gray background which will make them easier to read because of the contrast. The <text:span text:style-name="T1">colours</text:span> that were chosen for the button panel was purposely chosen to be a very neutral <text:span text:style-name="T1">colour</text:span> that will not take the user's attention away from what he/she needs to do on the program. </text:p>
      <text:p text:style-name="P2"/>
      <text:p text:style-name="P2">The program's clean and <text:span text:style-name="T1">minimalistic</text:span> interface will be very easy for a new user to use and learn effectively, due to the fact it is very similar to other word/text processors. Additionally the program's undo/<text:span text:style-name="T1">redo</text:span> function is a very good for any novice user who needs to undo/<text:span text:style-name="T1">redo</text:span> any part of his/her's work, but also has the option to go into the advanced undo/<text:span text:style-name="T1">redo</text:span> window to have more <text:span text:style-name="T1">contol</text:span> over what they need. </text:p>
      <text:p text:style-name="P2"/>
      <text:p text:style-name="P4">For the visibility aspect all of the buttons have tooltips that would help out a new user, if they have any problems identifying any of the symbols, or functions of the program. The advanced undo/redo section has two tabs that should be easily identifiable, additionally if the user wants to preview and there is nothing to preview, there is a specific message that pops up as a warning, that instructs <text:span text:style-name="T3">the user that he/she needs to redo at least once for it to have an effect. </text:span></text:p>
      <text:p text:style-name="P4"/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21:49:08.700227487</meta:creation-date>
    <dc:date>2015-11-29T23:38:48.928022352</dc:date>
    <meta:editing-duration>PT3M37S</meta:editing-duration>
    <meta:editing-cycles>1</meta:editing-cycles>
    <meta:document-statistic meta:table-count="0" meta:image-count="0" meta:object-count="0" meta:page-count="1" meta:paragraph-count="7" meta:word-count="515" meta:character-count="2929" meta:non-whitespace-character-count="2417"/>
    <meta:generator>LibreOffice/5.0.2.2$Linux_X86_64 LibreOffice_project/00m0$Build-2</meta:generator>
  </office:meta>
</office:document-meta>
</file>